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center" style:justify-single-word="false"/>
      <style:text-properties fo:font-size="12pt" style:font-size-asian="12pt" style:font-size-complex="12pt"/>
    </style:style>
    <style:style style:name="P3" style:family="paragraph" style:parent-style-name="Standard">
      <style:paragraph-properties fo:text-align="start" style:justify-single-word="false"/>
      <style:text-properties fo:font-size="12pt" style:font-size-asian="12pt" style:font-size-complex="12pt"/>
    </style:style>
    <style:style style:name="P4" style:family="paragraph" style:parent-style-name="Standard">
      <style:paragraph-properties fo:text-align="start" style:justify-single-word="false"/>
      <style:text-properties fo:font-size="12pt" style:font-size-asian="12pt" style:font-size-complex="12pt"/>
    </style:style>
    <style:style style:name="P5" style:family="paragraph" style:parent-style-name="Standard">
      <style:paragraph-properties fo:text-align="center" style:justify-single-word="false"/>
      <style:text-properties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text:p>
      <text:p text:style-name="P2"/>
      <text:p text:style-name="P2"/>
      <text:p text:style-name="P3"><text:s text:c="4"/>Congratulations. You landed in level two of MEFTU. I promise to make it as informative as level one, without introducing too many mathematical <text:s/>concepts. It is not easy to avoid the language of the universe (mathematics) while attempting to describe the universe. Our intuition goes a long way, so I will appeal to the human intuition as much as I can.</text:p>
      <text:p text:style-name="P3"/>
      <text:p text:style-name="P3"><text:s text:c="4"/>A good demonstration of the power of our intuition is three dimensional (3D) concepts. Like catching a ball flying towards us. Both the ball and our hand is navigating in 3D space, and we can instinctively catch the ball. However, most people who are able catch the ball, would not be able to express the 3D transformations mathematically. Intuition is good.</text:p>
      <text:p text:style-name="P3"/>
      <text:p text:style-name="P3"><text:s text:c="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eter Glen</meta:initial-creator>
    <meta:creation-date>2015-08-23T17:15:28.62</meta:creation-date>
    <dc:date>2016-02-05T15:37:11.11</dc:date>
    <dc:creator>Peter Glen</dc:creator>
    <meta:editing-duration>PT1H45M56S</meta:editing-duration>
    <meta:editing-cycles>66</meta:editing-cycles>
    <meta:generator>OpenOffice/4.1.1$Win32 OpenOffice.org_project/411m6$Build-9775</meta:generator>
    <meta:document-statistic meta:table-count="0" meta:image-count="0" meta:object-count="0" meta:page-count="1" meta:paragraph-count="4" meta:word-count="123" meta:character-count="733"/>
  </office:meta>
</office:document-meta>
</file>